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 AMT" svg:font-family="'Albany AMT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table:number-columns-repeated="2"/>
          <table:table-cell table:style-name="ce1" office:value-type="string">
            <text:p>sig digits</text:p>
          </table:table-cell>
          <table:table-cell table:style-name="ce1"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eiled log10</text:p>
          </table:table-cell>
          <table:table-cell office:value-type="string">
            <text:p>power</text:p>
          </table:table-cell>
          <table:table-cell office:value-type="string">
            <text:p>mang</text:p>
          </table:table-cell>
          <table:table-cell office:value-type="string">
            <text:p>shift</text:p>
          </table:table-cell>
          <table:table-cell office:value-type="string">
            <text:p>result</text:p>
          </table:table-cell>
        </table:table-row>
        <table:table-row table:style-name="ro1">
          <table:table-cell/>
          <table:table-cell office:value-type="float" office:value="0.00001234">
            <text:p>0,00001234</text:p>
          </table:table-cell>
          <table:table-cell table:formula="of:=CEILING(LOG(ABS([.B3]);10);IF(LOG(ABS([.B3]))&lt;0;-1;1))" office:value-type="float" office:value="-4">
            <text:p>-4</text:p>
          </table:table-cell>
          <table:table-cell table:formula="of:=[.$D$1]-[.C3]" office:value-type="float" office:value="6">
            <text:p>6</text:p>
          </table:table-cell>
          <table:table-cell table:formula="of:=10^[.D3]" office:value-type="float" office:value="1000000">
            <text:p>1000000</text:p>
          </table:table-cell>
          <table:table-cell table:formula="of:=ROUND([.B3]*[.E3];0)" office:value-type="float" office:value="12">
            <text:p>12</text:p>
          </table:table-cell>
          <table:table-cell table:formula="of:=[.F3]/[.E3]" office:value-type="float" office:value="0.000012">
            <text:p>0,000012</text:p>
          </table:table-cell>
        </table:table-row>
        <table:table-row table:style-name="ro1">
          <table:table-cell/>
          <table:table-cell table:formula="of:=[.B3]*(-10)" office:value-type="float" office:value="-0.0001234">
            <text:p>-0,0001234</text:p>
          </table:table-cell>
          <table:table-cell table:formula="of:=CEILING(LOG(ABS([.B4]);10);IF(LOG(ABS([.B4]))&lt;0;-1;1))" office:value-type="float" office:value="-3">
            <text:p>-3</text:p>
          </table:table-cell>
          <table:table-cell table:formula="of:=[.$D$1]-[.C4]" office:value-type="float" office:value="5">
            <text:p>5</text:p>
          </table:table-cell>
          <table:table-cell table:formula="of:=10^[.D4]" office:value-type="float" office:value="100000">
            <text:p>100000</text:p>
          </table:table-cell>
          <table:table-cell table:formula="of:=ROUND([.B4]*[.E4];0)" office:value-type="float" office:value="-12">
            <text:p>-12</text:p>
          </table:table-cell>
          <table:table-cell table:formula="of:=[.F4]/[.E4]" office:value-type="float" office:value="-0.00012">
            <text:p>-0,00012</text:p>
          </table:table-cell>
        </table:table-row>
        <table:table-row table:style-name="ro1">
          <table:table-cell/>
          <table:table-cell table:formula="of:=[.B4]*(-10)" office:value-type="float" office:value="0.001234">
            <text:p>0,001234</text:p>
          </table:table-cell>
          <table:table-cell table:formula="of:=CEILING(LOG(ABS([.B5]);10);IF(LOG(ABS([.B5]))&lt;0;-1;1))" office:value-type="float" office:value="-2">
            <text:p>-2</text:p>
          </table:table-cell>
          <table:table-cell table:formula="of:=[.$D$1]-[.C5]" office:value-type="float" office:value="4">
            <text:p>4</text:p>
          </table:table-cell>
          <table:table-cell table:formula="of:=10^[.D5]" office:value-type="float" office:value="10000">
            <text:p>10000</text:p>
          </table:table-cell>
          <table:table-cell table:formula="of:=ROUND([.B5]*[.E5];0)" office:value-type="float" office:value="12">
            <text:p>12</text:p>
          </table:table-cell>
          <table:table-cell table:formula="of:=[.F5]/[.E5]" office:value-type="float" office:value="0.0012">
            <text:p>0,0012</text:p>
          </table:table-cell>
        </table:table-row>
        <table:table-row table:style-name="ro1">
          <table:table-cell/>
          <table:table-cell table:formula="of:=[.B5]*(-10)" office:value-type="float" office:value="-0.01234">
            <text:p>-0,01234</text:p>
          </table:table-cell>
          <table:table-cell table:formula="of:=CEILING(LOG(ABS([.B6]);10);IF(LOG(ABS([.B6]))&lt;0;-1;1))" office:value-type="float" office:value="-1">
            <text:p>-1</text:p>
          </table:table-cell>
          <table:table-cell table:formula="of:=[.$D$1]-[.C6]" office:value-type="float" office:value="3">
            <text:p>3</text:p>
          </table:table-cell>
          <table:table-cell table:formula="of:=10^[.D6]" office:value-type="float" office:value="1000">
            <text:p>1000</text:p>
          </table:table-cell>
          <table:table-cell table:formula="of:=ROUND([.B6]*[.E6];0)" office:value-type="float" office:value="-12">
            <text:p>-12</text:p>
          </table:table-cell>
          <table:table-cell table:formula="of:=[.F6]/[.E6]" office:value-type="float" office:value="-0.012">
            <text:p>-0,012</text:p>
          </table:table-cell>
        </table:table-row>
        <table:table-row table:style-name="ro1">
          <table:table-cell/>
          <table:table-cell table:formula="of:=[.B6]*(-10)" office:value-type="float" office:value="0.1234">
            <text:p>0,1234</text:p>
          </table:table-cell>
          <table:table-cell table:formula="of:=CEILING(LOG(ABS([.B7]);10);IF(LOG(ABS([.B7]))&lt;0;-1;1))" office:value-type="float" office:value="-0">
            <text:p>0</text:p>
          </table:table-cell>
          <table:table-cell table:formula="of:=[.$D$1]-[.C7]" office:value-type="float" office:value="2">
            <text:p>2</text:p>
          </table:table-cell>
          <table:table-cell table:formula="of:=10^[.D7]" office:value-type="float" office:value="100">
            <text:p>100</text:p>
          </table:table-cell>
          <table:table-cell table:formula="of:=ROUND([.B7]*[.E7];0)" office:value-type="float" office:value="12">
            <text:p>12</text:p>
          </table:table-cell>
          <table:table-cell table:formula="of:=[.F7]/[.E7]" office:value-type="float" office:value="0.12">
            <text:p>0,12</text:p>
          </table:table-cell>
        </table:table-row>
        <table:table-row table:style-name="ro1">
          <table:table-cell/>
          <table:table-cell table:formula="of:=[.B7]*(-10)" office:value-type="float" office:value="-1.234">
            <text:p>-1,234</text:p>
          </table:table-cell>
          <table:table-cell table:formula="of:=CEILING(LOG(ABS([.B8]);10);IF(LOG(ABS([.B8]))&lt;0;-1;1))" office:value-type="float" office:value="1">
            <text:p>1</text:p>
          </table:table-cell>
          <table:table-cell table:formula="of:=[.$D$1]-[.C8]" office:value-type="float" office:value="1">
            <text:p>1</text:p>
          </table:table-cell>
          <table:table-cell table:formula="of:=10^[.D8]" office:value-type="float" office:value="10">
            <text:p>10</text:p>
          </table:table-cell>
          <table:table-cell table:formula="of:=ROUND([.B8]*[.E8];0)" office:value-type="float" office:value="-12">
            <text:p>-12</text:p>
          </table:table-cell>
          <table:table-cell table:formula="of:=[.F8]/[.E8]" office:value-type="float" office:value="-1.2">
            <text:p>-1,2</text:p>
          </table:table-cell>
        </table:table-row>
        <table:table-row table:style-name="ro1">
          <table:table-cell/>
          <table:table-cell table:formula="of:=[.B8]*(-10)" office:value-type="float" office:value="12.34">
            <text:p>12,34</text:p>
          </table:table-cell>
          <table:table-cell table:formula="of:=CEILING(LOG(ABS([.B9]);10);IF(LOG(ABS([.B9]))&lt;0;-1;1))" office:value-type="float" office:value="2">
            <text:p>2</text:p>
          </table:table-cell>
          <table:table-cell table:formula="of:=[.$D$1]-[.C9]" office:value-type="float" office:value="0">
            <text:p>0</text:p>
          </table:table-cell>
          <table:table-cell table:formula="of:=10^[.D9]" office:value-type="float" office:value="1">
            <text:p>1</text:p>
          </table:table-cell>
          <table:table-cell table:formula="of:=ROUND([.B9]*[.E9];0)" office:value-type="float" office:value="12">
            <text:p>12</text:p>
          </table:table-cell>
          <table:table-cell table:formula="of:=[.F9]/[.E9]" office:value-type="float" office:value="12">
            <text:p>12</text:p>
          </table:table-cell>
        </table:table-row>
        <table:table-row table:style-name="ro1">
          <table:table-cell/>
          <table:table-cell table:formula="of:=[.B9]*(-10)" office:value-type="float" office:value="-123.4">
            <text:p>-123,4</text:p>
          </table:table-cell>
          <table:table-cell table:formula="of:=CEILING(LOG(ABS([.B10]);10);IF(LOG(ABS([.B10]))&lt;0;-1;1))" office:value-type="float" office:value="3">
            <text:p>3</text:p>
          </table:table-cell>
          <table:table-cell table:formula="of:=[.$D$1]-[.C10]" office:value-type="float" office:value="-1">
            <text:p>-1</text:p>
          </table:table-cell>
          <table:table-cell table:formula="of:=10^[.D10]" office:value-type="float" office:value="0.1">
            <text:p>0,1</text:p>
          </table:table-cell>
          <table:table-cell table:formula="of:=ROUND([.B10]*[.E10];0)" office:value-type="float" office:value="-12">
            <text:p>-12</text:p>
          </table:table-cell>
          <table:table-cell table:formula="of:=[.F10]/[.E10]" office:value-type="float" office:value="-120">
            <text:p>-120</text:p>
          </table:table-cell>
        </table:table-row>
        <table:table-row table:style-name="ro1">
          <table:table-cell/>
          <table:table-cell table:formula="of:=[.B10]*(-10)" office:value-type="float" office:value="1234">
            <text:p>1234</text:p>
          </table:table-cell>
          <table:table-cell table:formula="of:=CEILING(LOG(ABS([.B11]);10);IF(LOG(ABS([.B11]))&lt;0;-1;1))" office:value-type="float" office:value="4">
            <text:p>4</text:p>
          </table:table-cell>
          <table:table-cell table:formula="of:=[.$D$1]-[.C11]" office:value-type="float" office:value="-2">
            <text:p>-2</text:p>
          </table:table-cell>
          <table:table-cell table:formula="of:=10^[.D11]" office:value-type="float" office:value="0.01">
            <text:p>0,01</text:p>
          </table:table-cell>
          <table:table-cell table:formula="of:=ROUND([.B11]*[.E11];0)" office:value-type="float" office:value="12">
            <text:p>12</text:p>
          </table:table-cell>
          <table:table-cell table:formula="of:=[.F11]/[.E11]" office:value-type="float" office:value="1200">
            <text:p>1200</text:p>
          </table:table-cell>
        </table:table-row>
        <table:table-row table:style-name="ro1">
          <table:table-cell/>
          <table:table-cell table:formula="of:=[.B11]*(-10)" office:value-type="float" office:value="-12340">
            <text:p>-12340</text:p>
          </table:table-cell>
          <table:table-cell table:formula="of:=CEILING(LOG(ABS([.B12]);10);IF(LOG(ABS([.B12]))&lt;0;-1;1))" office:value-type="float" office:value="5">
            <text:p>5</text:p>
          </table:table-cell>
          <table:table-cell table:formula="of:=[.$D$1]-[.C12]" office:value-type="float" office:value="-3">
            <text:p>-3</text:p>
          </table:table-cell>
          <table:table-cell table:formula="of:=10^[.D12]" office:value-type="float" office:value="0.001">
            <text:p>0,001</text:p>
          </table:table-cell>
          <table:table-cell table:formula="of:=ROUND([.B12]*[.E12];0)" office:value-type="float" office:value="-12">
            <text:p>-12</text:p>
          </table:table-cell>
          <table:table-cell table:formula="of:=[.F12]/[.E12]" office:value-type="float" office:value="-12000">
            <text:p>-12000</text:p>
          </table:table-cell>
        </table:table-row>
        <table:table-row table:style-name="ro1">
          <table:table-cell/>
          <table:table-cell table:formula="of:=[.B12]*(-10)" office:value-type="float" office:value="123400">
            <text:p>123400</text:p>
          </table:table-cell>
          <table:table-cell table:formula="of:=CEILING(LOG(ABS([.B13]);10);IF(LOG(ABS([.B13]))&lt;0;-1;1))" office:value-type="float" office:value="6">
            <text:p>6</text:p>
          </table:table-cell>
          <table:table-cell table:formula="of:=[.$D$1]-[.C13]" office:value-type="float" office:value="-4">
            <text:p>-4</text:p>
          </table:table-cell>
          <table:table-cell table:formula="of:=10^[.D13]" office:value-type="float" office:value="0.0001">
            <text:p>0,0001</text:p>
          </table:table-cell>
          <table:table-cell table:formula="of:=ROUND([.B13]*[.E13];0)" office:value-type="float" office:value="12">
            <text:p>12</text:p>
          </table:table-cell>
          <table:table-cell table:formula="of:=[.F13]/[.E13]" office:value-type="float" office:value="120000">
            <text:p>120000</text:p>
          </table:table-cell>
        </table:table-row>
        <table:table-row table:style-name="ro1">
          <table:table-cell/>
          <table:table-cell table:formula="of:=[.B13]*(-10)" office:value-type="float" office:value="-1234000">
            <text:p>-1234000</text:p>
          </table:table-cell>
          <table:table-cell table:formula="of:=CEILING(LOG(ABS([.B14]);10);IF(LOG(ABS([.B14]))&lt;0;-1;1))" office:value-type="float" office:value="7">
            <text:p>7</text:p>
          </table:table-cell>
          <table:table-cell table:formula="of:=[.$D$1]-[.C14]" office:value-type="float" office:value="-5">
            <text:p>-5</text:p>
          </table:table-cell>
          <table:table-cell table:formula="of:=10^[.D14]" office:value-type="float" office:value="0.00001">
            <text:p>0,00001</text:p>
          </table:table-cell>
          <table:table-cell table:formula="of:=ROUND([.B14]*[.E14];0)" office:value-type="float" office:value="-12">
            <text:p>-12</text:p>
          </table:table-cell>
          <table:table-cell table:formula="of:=[.F14]/[.E14]" office:value-type="float" office:value="-1200000">
            <text:p>-1200000</text:p>
          </table:table-cell>
        </table:table-row>
        <table:table-row table:style-name="ro1">
          <table:table-cell/>
          <table:table-cell table:formula="of:=[.B14]*(-10)" office:value-type="float" office:value="12340000">
            <text:p>12340000</text:p>
          </table:table-cell>
          <table:table-cell table:formula="of:=CEILING(LOG(ABS([.B15]);10);IF(LOG(ABS([.B15]))&lt;0;-1;1))" office:value-type="float" office:value="8">
            <text:p>8</text:p>
          </table:table-cell>
          <table:table-cell table:formula="of:=[.$D$1]-[.C15]" office:value-type="float" office:value="-6">
            <text:p>-6</text:p>
          </table:table-cell>
          <table:table-cell table:formula="of:=10^[.D15]" office:value-type="float" office:value="0.000001">
            <text:p>0,000001</text:p>
          </table:table-cell>
          <table:table-cell table:formula="of:=ROUND([.B15]*[.E15];0)" office:value-type="float" office:value="12">
            <text:p>12</text:p>
          </table:table-cell>
          <table:table-cell table:formula="of:=[.F15]/[.E15]" office:value-type="float" office:value="12000000">
            <text:p>12000000</text:p>
          </table:table-cell>
        </table:table-row>
        <table:table-row table:style-name="ro1">
          <table:table-cell/>
          <table:table-cell table:formula="of:=[.B15]*(-10)" office:value-type="float" office:value="-123400000">
            <text:p>-123400000</text:p>
          </table:table-cell>
          <table:table-cell table:formula="of:=CEILING(LOG(ABS([.B16]);10);IF(LOG(ABS([.B16]))&lt;0;-1;1))" office:value-type="float" office:value="9">
            <text:p>9</text:p>
          </table:table-cell>
          <table:table-cell table:formula="of:=[.$D$1]-[.C16]" office:value-type="float" office:value="-7">
            <text:p>-7</text:p>
          </table:table-cell>
          <table:table-cell table:formula="of:=10^[.D16]" office:value-type="float" office:value="0.0000001">
            <text:p>0,0000001</text:p>
          </table:table-cell>
          <table:table-cell table:formula="of:=ROUND([.B16]*[.E16];0)" office:value-type="float" office:value="-12">
            <text:p>-12</text:p>
          </table:table-cell>
          <table:table-cell table:formula="of:=[.F16]/[.E16]" office:value-type="float" office:value="-120000000">
            <text:p>-120000000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lbany AMT" svg:font-family="'Albany AMT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lbany AMT" fo:language="cs" fo:country="CZ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7T12:24:09.44</meta:creation-date>
    <dc:date>2013-05-27T12:58:04.99</dc:date>
    <meta:editing-duration>PT18M45S</meta:editing-duration>
    <meta:editing-cycles>1</meta:editing-cycles>
    <meta:document-statistic meta:table-count="3" meta:cell-count="91" meta:object-count="0"/>
    <meta:generator>LibreOffice/3.5$Windows_x86 LibreOffice_project/7e68ba2-a744ebf-1f241b7-c506db1-7d53735</meta:generator>
  </office:meta>
</office:document-meta>
</file>